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ab5d" officeooo:paragraph-rsid="0007ab5d"/>
    </style:style>
    <style:style style:name="P2" style:family="paragraph" style:parent-style-name="Standard">
      <style:text-properties fo:font-style="normal" officeooo:rsid="0007ab5d" officeooo:paragraph-rsid="0007ab5d" style:font-style-asian="normal" style:font-style-complex="normal"/>
    </style:style>
    <style:style style:name="P3" style:family="paragraph" style:parent-style-name="Standard">
      <style:text-properties fo:font-weight="bold" officeooo:rsid="0007ab5d" officeooo:paragraph-rsid="0007ab5d" style:font-weight-asian="bold" style:font-weight-complex="bold"/>
    </style:style>
    <style:style style:name="P4" style:family="paragraph" style:parent-style-name="Footer">
      <style:text-properties fo:font-size="8pt" officeooo:rsid="0014f949" officeooo:paragraph-rsid="000a7823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ME</text:p>
      <text:p text:style-name="P1"/>
      <text:p text:style-name="P1">This project is downloadable as well from github. </text:p>
      <text:p text:style-name="P1"><text:a xlink:type="simple" xlink:href="https://github.com/segmentedbit/impro-assignment">https://github.com/segmentedbit/impro-assignment</text:a></text:p>
      <text:p text:style-name="P1"/>
      <text:p text:style-name="P1">A short description of the directory's.</text:p>
      <text:p text:style-name="P1"/>
      <text:p text:style-name="P3">documents:</text:p>
      <text:p text:style-name="P1">This directory includes: result images of the pipelines, supporting documentation about the pipelines and a small user manual.</text:p>
      <text:p text:style-name="P1"/>
      <text:p text:style-name="P1"><text:span text:style-name="T2">images:</text:span><text:line-break/>The images used for segmentation</text:p>
      <text:p text:style-name="P1"/>
      <text:p text:style-name="P1"><text:span text:style-name="T2">runnable program:</text:span><text:line-break/>A Windows 8.1 compiled program directory. You need Windows 8.1 64 bit with the Visual C++ 2012 redistributable in order to run it correctly, we've tested this in a clean install of the OS.</text:p>
      <text:p text:style-name="P1">The name of the executable is <text:span text:style-name="T1">GetARealOS.exe</text:span></text:p>
      <text:p text:style-name="P2"/>
      <text:p text:style-name="P2"><text:span text:style-name="T2">sourceCode:</text:span><text:line-break/>The source code of the project. There is one '<text:span text:style-name="T1">main.cc'</text:span>, some header files in the '<text:span text:style-name="T1">includes'</text:span> directory and some c++ source files in the '<text:span text:style-name="T1">src' </text:span>direct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8pt" officeooo:rsid="0014f949" officeooo:paragraph-rsid="000a7823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Frank Uijtewaal, F130694</text:p>
        <text:p text:style-name="MP1">Jeroen van Prooijen, F13069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16:26:44.423623421</meta:creation-date>
    <dc:date>2014-01-26T16:36:58.788760219</dc:date>
    <meta:editing-duration>PT32S</meta:editing-duration>
    <meta:editing-cycles>3</meta:editing-cycles>
    <meta:generator>LibreOffice/4.1.4.2$Linux_X86_64 LibreOffice_project/0a0440ccc0227ad9829de5f46be37cfb6edcf72</meta:generator>
    <meta:document-statistic meta:table-count="0" meta:image-count="0" meta:object-count="0" meta:page-count="1" meta:paragraph-count="12" meta:word-count="118" meta:character-count="784" meta:non-whitespace-character-count="677"/>
  </office:meta>
</office:document-meta>
</file>